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Georgia" fo:font-size="10.5pt" style:font-size-asian="10.5pt" style:font-size-complex="10.5pt"/>
    </style:style>
    <style:style style:name="P2" style:family="paragraph" style:parent-style-name="Standard">
      <style:paragraph-properties fo:text-align="center" style:justify-single-word="false"/>
      <style:text-properties style:font-name="Georgia" fo:font-size="10.5pt" style:font-size-asian="10.5pt" style:font-size-complex="10.5pt"/>
    </style:style>
    <style:style style:name="P3" style:family="paragraph" style:parent-style-name="Title" style:master-page-name="Standard">
      <style:paragraph-properties style:page-number="auto"/>
      <style:text-properties style:font-name="Georgia" fo:font-size="16pt" fo:font-weight="bold" style:font-size-asian="16pt" style:font-weight-asian="bold" style:font-size-complex="16pt" style:font-weight-complex="bold"/>
    </style:style>
    <style:style style:name="T1" style:family="text">
      <style:text-properties fo:font-weight="bold" style:font-weight-asian="bold" style:font-weight-complex="bold"/>
    </style:style>
    <style:style style:name="T2"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3" style:family="text">
      <style:text-properties fo:font-style="italic" style:text-underline-style="solid" style:text-underline-width="auto" style:text-underline-color="font-color" style:font-style-asian="italic" style:font-style-complex="italic"/>
    </style:style>
    <style:style style:name="T4" style:family="text">
      <style:text-properties fo:font-style="italic" style:text-underline-style="none" style:font-style-asian="italic" style:font-style-complex="italic"/>
    </style:style>
    <style:style style:name="T5" style:family="text">
      <style:text-properties fo:font-weight="normal" style:font-weight-asian="normal" style:font-weight-complex="normal"/>
    </style:style>
    <style:style style:name="T6" style:family="text">
      <style:text-properties style:text-position="super 58%"/>
    </style:style>
    <style:style style:name="T7" style:family="text">
      <style:text-properties style:text-underline-style="non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Jesus: In Plain Sight</text:p>
      <text:p text:style-name="P2"/>
      <text:p text:style-name="P1"><text:span text:style-name="T1">Read:</text:span> John 21:1-18</text:p>
      <text:p text:style-name="P1"><text:s/></text:p>
      <text:p text:style-name="P1"><text:span text:style-name="T1">Text:</text:span> Luke 24:15-16 &amp; 31 “And it came to pass, that, while they commun-ed together and reasoned, Jesus himself drew near, and went with them. But their eyes were holden that they should not know him...And their eyes were opened, and they knew him; and he vanished out of their sight.”</text:p>
      <text:p text:style-name="P1"/>
      <text:p text:style-name="P1"><text:span text:style-name="T1">Introduction:</text:span> there are several occasions in the Bible where Jesus was present but not recognized for who He was. <text:s/>In John 20:19 &amp; 26 we read that he surprised the disciples by showing up in a locked room where they were hiding. <text:s/>In Luke we read about two unnamed disciples who were walking and talking and Jesus Himself walked with them and they were oblivious to His presence. <text:s/>In the reading from John 21 we find the disciples busy fishing and Jesus calls from the shore but they didn’t recognize Him or His voice. <text:s/>Jesus was standing in plain sight but they failed to see Him. <text:s/><text:span text:style-name="T2">Have you ever been in a similar situation?</text:span> <text:s/>Of course it could be argued that all of the lost failed to recognize Him as they continue to do today but these were the closest of His friends. <text:s/>I want to talk about the story in John 21 this morning.</text:p>
      <text:p text:style-name="P1"/>
      <text:p text:style-name="P1"><text:span text:style-name="T1">I. What did Peter do when he knew who was on the shore?</text:span> <text:s/>1<text:span text:style-name="T6">st</text:span> He made a big change in his outward appearance. <text:s/>In verse 7 we read: “…Now when Simon Peter heard that it was the Lord, he girt his fisher's coat unto him, (for he was naked)...” <text:s/>If you have seen anyone walk away from Christ it should be noted that it usually affects their appearance. <text:s/>If they have joined a cult they usually dress like other members of that cult. <text:s/>If they just simply walk away from Christ then there is usually a change to dressing like the world which ordinarily means less clothing. <text:s/>When one comes to Christ there is a tendency to change in the other direction.</text:p>
      <text:p text:style-name="P1"><text:s text:c="2"/>Would you make any changes if you knew that the Lord was physically present? <text:s/>“Oh pastor, God doesn’t care about how I dress. <text:s/>After all He can see me in the shower?” <text:s/>What a silly argument. <text:s/>Of course God cares about how we dress. <text:s/>He counts and cares about the number of hairs on our head. <text:s/>Dressing decent and modest are the order of the day for those who desire to please God. <text:s/>(Joseph Dutka &amp; me).</text:p>
      <text:p text:style-name="P1"><text:s/><text:span text:style-name="T1">Read poem</text:span>: “If Jesus Came To Your House.”</text:p>
      <text:p text:style-name="P1"><text:s text:c="2"/>The 2<text:span text:style-name="T6">nd</text:span> thing that Peter did when he recognized that Jesus was there is he ran and swam to where Jesus was. <text:s/>He got there as quickly as he could. <text:s/>One mark of a Christian is that (regardless of their spiritual condition) they want to be where Jesus is. <text:s/>When the sermon points out that they are lacking spiritually they make adjustments to correct the problem. <text:s/>When a Christian is out of fellowship with Christ there is a longing to get back in fellowship with Christ. <text:s/>An out of sync saint is perpetually out of sorts with life in general and will hasten back to the savior.</text:p>
      <text:p text:style-name="P1"/>
      <text:p text:style-name="P1"><text:span text:style-name="T1">II. What did Jesus ask Peter to give?</text:span> <text:s/>In verse 10 we read that he wanted him to bring his fish. <text:s/>It was the biggest haul of fish in a single minute in all of history. <text:s/>Jesus (in plain sight) asks that we give not a measly 10% but all. <text:s/>He asks no more of us than he did of the rich young ruler. <text:span text:style-name="T2">Would you give it all up if Jesus asked?</text:span> <text:s/>If you struggle with 10% then plainly you have not given your all to the savior.</text:p>
      <text:p text:style-name="P1"/>
      <text:p text:style-name="P1"><text:span text:style-name="T1">III. What did Jesus ask Peter about?</text:span> In verse 15, 16, and 17 Jesus asks the same question: “Simon, son of Jonas, lovest thou me more than these?” <text:s/>Peter is seems perturbed that Jesus didn’t seem to accept his answer. <text:s/>Have you ever wondered why the question is asked three times? So have I. <text:s/>Let me give you what I think is a reason. <text:s/>Peter had just faced one test and was going to face two more. <text:s/><text:span text:style-name="T5">The 1st time</text:span> that the question is asked I believe that Jesus was asking: <text:span text:style-name="T7">“</text:span><text:span text:style-name="T3">Peter do you love Me more than your past life</text:span><text:span text:style-name="T4">?</text:span><text:span text:style-name="T7">” </text:span><text:s/>It is a good question since Peter had left his fathers nets and followed Jesus but now he was back in the fishing business and it was one fantastic night’s catch.</text:p>
      <text:p text:style-name="P1"><text:s text:c="2"/>The 2<text:span text:style-name="T6">nd</text:span> time that Jesus asked the question, I believe that he was antici-pating the call to the gentiles in Acts 10. <text:s/>He was asking: “<text:span text:style-name="T3">Peter do you love Me more than your traditions</text:span><text:span text:style-name="T7">? <text:s/>I am going to call you to great things but you will have to let go of a bigger chunk of your past than you realize. Do you love me that much?”</text:span></text:p>
      <text:p text:style-name="P1"><text:span text:style-name="T5"><text:s text:c="2"/>The 3rd time</text:span> that Jesus asked the question I believe that he was asking it in relation to Paul’s confrontation in Galatians 2. <text:s/>Peter had to decide if the friendship of his old Jewish friends was more important than God’s Grace extended to those outside of the Jewish faith and he struggled with it so much that Paul said: “But when Peter was come to Antioch, I with-stood him to the face…” I believe that Jesus was asking:<text:span text:style-name="T7"> “</text:span><text:span text:style-name="T3">Peter do you love Me more than the approval of other men</text:span><text:span text:style-name="T4">?</text:span><text:span text:style-name="T7">”'</text:span></text:p>
      <text:p text:style-name="P1"><text:span text:style-name="T7"/></text:p>
      <text:p text:style-name="P1"><text:span text:style-name="T1">Conclude:</text:span> What would you do if Jesus showed up at your door? <text:s/>Would you recognize Him? <text:s/>Would you be happy that He is there? Would you rush to the door or would there be some changes that you feel must be made before you answered His knock? <text:s/>Would they take longer than He could wait? <text:s/>Song of Solomon 5:6 says "I opened to my beloved; but my beloved had with-drawn himself, and was gone: my soul failed when he spake: I sought him, but I could not find him; I called him, but he gave me no answer." <text:s/>According to the 2<text:span text:style-name="T6">nd</text:span> verse Solomon had been at the door but he left before the door was opened.</text:p>
      <text:p text:style-name="P1"><text:s text:c="2"/>(<text:span text:style-name="T1">Illustrate</text:span>: Anthony in Ridgley house, waiting for grandma and grandpa Burk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Title" style:family="paragraph" style:parent-style-name="Standard" style:next-style-name="Subtitle" style:class="chapter">
      <style:paragraph-properties fo:text-align="center" style:justify-single-word="false"/>
      <style:text-properties fo:font-size="14pt" style:font-size-asian="1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efault_20_Paragraph_20_Font" style:display-name="Default Paragraph Font" style:family="text"/>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11in" fo:page-height="8.5in" style:num-format="1" style:print-orientation="landscape"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columns fo:column-count="2" fo:column-gap="0.4917in">
          <style:column-sep style:width="0.0008in" style:color="#000000" style:height="100%"/>
          <style:column style:rel-width="32767*" fo:start-indent="0in" fo:end-indent="0.2457in"/>
          <style:column style:rel-width="32767*" fo:start-indent="0.2457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Jesus: In Plain Sight</dc:title>
    <meta:initial-creator>Joel Tice</meta:initial-creator>
    <meta:creation-date>2009-05-02T20:22:00</meta:creation-date>
    <dc:creator>j </dc:creator>
    <dc:date>2022-01-13T10:30:40.27</dc:date>
    <meta:editing-cycles>12</meta:editing-cycles>
    <meta:editing-duration>PT2H1M44S</meta:editing-duration>
    <meta:generator>OpenOffice/4.1.3$Win32 OpenOffice.org_project/413m1$Build-9783</meta:generator>
    <meta:document-statistic meta:table-count="0" meta:image-count="0" meta:object-count="0" meta:page-count="1" meta:paragraph-count="15" meta:word-count="1032" meta:character-count="5412"/>
  </office:meta>
</office:document-meta>
</file>